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4bb" officeooo:paragraph-rsid="000474bb"/>
    </style:style>
    <style:style style:name="P2" style:family="paragraph" style:parent-style-name="Heading_20_2">
      <style:paragraph-properties fo:break-before="page"/>
    </style:style>
    <style:style style:name="P3" style:family="paragraph" style:parent-style-name="Heading_20_3">
      <style:text-properties officeooo:paragraph-rsid="000d7683"/>
    </style:style>
    <style:style style:name="P4" style:family="paragraph" style:parent-style-name="Heading_20_3" style:list-style-name="">
      <style:text-properties officeooo:paragraph-rsid="000d7683"/>
    </style:style>
    <style:style style:name="P5" style:family="paragraph" style:parent-style-name="Standard">
      <style:text-properties officeooo:paragraph-rsid="000474bb"/>
    </style:style>
    <style:style style:name="P6" style:family="paragraph" style:parent-style-name="Standard">
      <style:paragraph-properties fo:margin-left="-0.101cm" fo:margin-right="0cm" fo:text-indent="0cm" style:auto-text-indent="false">
        <style:tab-stops/>
      </style:paragraph-properties>
      <style:text-properties officeooo:paragraph-rsid="000d7683"/>
    </style:style>
    <style:style style:name="P7" style:family="paragraph" style:parent-style-name="Text_20_body">
      <style:text-properties officeooo:rsid="000d7683" officeooo:paragraph-rsid="000d7683"/>
    </style:style>
    <style:style style:name="P8" style:family="paragraph" style:parent-style-name="Text_20_body">
      <style:text-properties officeooo:paragraph-rsid="000d7683"/>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474bb"/>
    </style:style>
    <style:style style:name="T2" style:family="text">
      <style:text-properties officeooo:rsid="0004cf60"/>
    </style:style>
    <style:style style:name="T3" style:family="text">
      <style:text-properties officeooo:rsid="00060eb3"/>
    </style:style>
    <style:style style:name="T4" style:family="text">
      <style:text-properties officeooo:rsid="000738a7"/>
    </style:style>
    <style:style style:name="T5" style:family="text">
      <style:text-properties officeooo:rsid="00085dac"/>
    </style:style>
    <style:style style:name="T6" style:family="text">
      <style:text-properties officeooo:rsid="0009c6c8"/>
    </style:style>
    <style:style style:name="T7" style:family="text">
      <style:text-properties officeooo:rsid="0009db90"/>
    </style:style>
    <style:style style:name="T8" style:family="text">
      <style:text-properties officeooo:rsid="000bb3ec"/>
    </style:style>
    <style:style style:name="T9" style:family="text">
      <style:text-properties officeooo:rsid="000c5cc9"/>
    </style:style>
    <style:style style:name="T10" style:family="text">
      <style:text-properties officeooo:rsid="000d7683"/>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ata Exploration</text:h>
      <text:p text:style-name="P1"/>
      <text:p text:style-name="P5"><text:span text:style-name="T1">Im ersten Schritt des Prjekts sollen die Daten untersucht und grundlegende Erkentnisse daraus gewonnen werden. Besonderer Fokus wird dabei auf die Qualitätskriterien und ihrem Einfluss auf den Verkaufspreis gelegt. Zuerst werden hierfür alle Daten insgesamt betrachtet und im Anschluss besondere Erkenntnisse herausgestellt:</text:span></text:p>
      <text:h text:style-name="P3" text:outline-level="3"><text:span text:style-name="T1">Anzahl und Größe der Stockwerke</text:span></text:h>
      <text:p text:style-name="Standard"><text:span text:style-name="T1">Es gibt keine Spalte in den Daten, die die Anzahl der Stockwerke beschreibt, weshalb nur ein oder zwei Stockwerke erkannt werden können. Wenn die Wohnfläche der Fläche des ersten Stockwerks entspricht, kann es nur ein Stockwerk geben, sonst sind es mindestens zwei. </text:span><text:span text:style-name="T2">Auch sind die Grundstücksflächen von Häusern mit einem Stockwerk teilweise deutlich größer, als die mit zwei Stockwerken. Preislich gibt es größere Unterschiede, so ist der Preis von einstöckigen Häusern durchschnittlich 50.000€ höher, als der von zweistöckigen. Hier könnte aber die größere Grundstücksfläche einen Einfluss haben.<text:line-break/>&lt;Bild vllt, sonst Quelle&gt;</text:span></text:p>
      <text:h text:style-name="P4" text:outline-level="3">Anzahl verschiedener Räume</text:h>
      <text:p text:style-name="Standard"><text:span text:style-name="T2">Im nächsten Schritt wurde der Einfluss von der Anzahl von Schlafzimmern, Küchen und allen Räumen auf den </text:span><text:span text:style-name="T3">€/Qm</text:span><text:span text:style-name="T2"> und der Wohnfläche betrachet, so erhält man einen Überblick über die Größe der Räume und ihrer Auswirkung auf den Verkaufspreis.<text:line-break/>&lt;</text:span><text:span text:style-name="T3">TODO, da Fehlen noch ein paar Graphen, das ist mir erst jetzt aufgefallen&gt;</text:span><text:span text:style-name="T2">&lt;Bild vllt, sonst Quelle&gt;</text:span></text:p>
      <text:h text:style-name="Heading_20_3" text:outline-level="3">Garagentyp und -kapazität</text:h>
      <text:p text:style-name="P6"><text:span text:style-name="T3">Im Folgenden wurde untersucht, in wiefern sich Garagen auf den </text:span><office:annotation office:name="__Annotation__2_3544518577" loext:resolved="false"><dc:creator>Unknown Author</dc:creator><dc:date>2020-11-23T20:41:20.834230553</dc:date><text:p text:style-name="P9"><text:span text:style-name="T11">Ist das ok? Welche Synonyme gibt es sonst noch</text:span></text:p></office:annotation><text:span text:style-name="T3">€/Qm</text:span><office:annotation-end office:name="__Annotation__2_3544518577"/><text:span text:style-name="T3"> Kaufspreis auswirken. Dabei wurden die Garagen nach ihren Typen aufgeteilt und die Anzahl der Stellplätze mit dem Quadratmeterpreis verglichen. </text:span><text:span text:style-name="T4">Bei allen Garagentypen zeichnet sich ein </text:span><text:span text:style-name="T5">Anstieg des Qm-Preises zwischen ein und </text:span><text:span text:style-name="T6">drei</text:span><text:span text:style-name="T5"> Garagenplätzen ab. Auch sind Häuser mit Garage deutlich </text:span><text:span text:style-name="T6">t</text:span><text:span text:style-name="T5">eurer als </text:span><text:span text:style-name="T6">welche ohne, wie in der Graphik &lt;Nummer&gt; deutlich zu sehen ist. Erstaunlicherweise leigt der Qm-Preis für vier Stellplätze deutlich niedriger, als der für drei.</text:span><text:span text:style-name="T2">&lt;Bild vllt, sonst Quelle&gt;</text:span></text:p>
      <text:h text:style-name="Heading_20_3" text:outline-level="3">Verkaufsmonat und Verkaufsjahr</text:h>
      <text:p text:style-name="P6"><text:span text:style-name="T6">Bei der Betrachtung von Verkaufspreisen und Verkaufszeit wird erwartet, dass sich der Preis zwischen verschiedenen Monaten </text:span><text:span text:style-name="T7">weniger unterscheidet, als zwischen Jahren, unter anderem wegen Inflation und Kaufspreisentwicklungen in anderen gefragten Städten. Entgegen den Erwartungen gibt es durchaus starke Schwankungen der Verkaufspreise. Im Sommer werden häufiger teuere, große und auch im pro Quadratmeter teuere Häuser verkauft. Auch ist die Anzahl der Verkäufe deutlich höher, als in den Wintermonaten. Das Jahr des Verkaufs hat dabei aber nur einen geringeren Einfluss auf den Preis. </text:span><text:span text:style-name="T2">&lt;Bild vllt, sonst Quelle&gt;</text:span></text:p>
      <text:h text:style-name="Heading_20_3" text:outline-level="3">Qualitätsfaktoren</text:h>
      <text:p text:style-name="P6"><text:span text:style-name="T7">Bei der Betrachtung der Qualitätskriterien für Heizung, Küche, Fassade und dem Haus wurden einige Kor</text:span><text:span text:style-name="T8">r</text:span><text:span text:style-name="T7">elationen zwischen den Kriterien festgestellt:<text:line-break/>- Alle Kriterien haben nur sehr wenige schlechte Bewertungen<text:line-break/>- </text:span><text:span text:style-name="T8">durchschnittliche Bewertungen haben eine recht hohe Korrelation<text:line-break/>- bei besserern Bewertungen schweifen die Werte öfter ab, sodass keine Korrelation vorliegt.<text:line-break/></text:span><text:span text:style-name="T2">&lt;Bild vllt, sonst Quelle&gt;<text:line-break/></text:span><text:span text:style-name="T8">Mit dieser äußerst schwachen Korrelation zwischen den Qualitätskriterien können Einflüsse von anderen Kriterien auf den Quadratmeterpreis ausgeschlossen werden und eine Analyse der Qualität </text:span><text:soft-page-break/><text:span text:style-name="T8">auf den Preis wird möglich. Deutlich ist hier zu sehen, dass bei besserer Qualitätsstufe der Preis ansteigt. Besonders stark lässt sich der Effekt bei der Küchenqualität bemerken, hier kann sich der Preis pro Qm mitunter verdoppeln. </text:span><text:span text:style-name="T9">Bei allen anderen Qualitätsmerkmalen lässt ist dieser Effekt auch erkennbar. </text:span></text:p>
      <text:h text:style-name="Heading_20_3" text:outline-level="3">Klimaanlage</text:h>
      <text:p text:style-name="P7">&lt;TODO&gt;</text:p>
      <text:h text:style-name="P2" text:outline-level="2">Summary</text:h>
      <text:p text:style-name="P7"><office:annotation office:name="__Annotation__80_4036274759" loext:resolved="false"><dc:creator>Unknown Author</dc:creator><dc:date>2020-11-23T22:01:44.903995117</dc:date><text:p text:style-name="P10"><text:span text:style-name="T12">Sind lame, vllt was besseres?</text:span></text:p><text:p text:style-name="P10"><text:span text:style-name="T12"/></text:p></office:annotation>- Die Qualitätskriterien haben eine wichtige Auswirkung auf den Kaufspreis und beeinflussen diesen stark</text:p>
      <text:p text:style-name="P8"><text:span text:style-name="T10">- Das Vorhandensein einer Klimaanlage macht einen großen Unterschied im Kaufspreis</text:span><office:annotation-end office:name="__Annotation__80_403627475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23T22:01:53.636576357</dc:date>
    <meta:editing-duration>PT7M40S</meta:editing-duration>
    <meta:editing-cycles>4</meta:editing-cycles>
    <meta:document-statistic meta:table-count="0" meta:image-count="0" meta:object-count="0" meta:page-count="3" meta:paragraph-count="17" meta:word-count="519" meta:character-count="3698" meta:non-whitespace-character-count="3195"/>
  </office:meta>
</office:document-meta>
</file>